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9-0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1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1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0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08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0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2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0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05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0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2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44533333333" calcext:value-type="float">
            <text:p>7.03444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207466666667" calcext:value-type="float">
            <text:p>7.03207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914836363636" calcext:value-type="float">
            <text:p>7.17914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5688" calcext:value-type="float">
            <text:p>7.1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924228571429" calcext:value-type="float">
            <text:p>7.1092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862222222222" calcext:value-type="float">
            <text:p>7.03862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379428571429" calcext:value-type="float">
            <text:p>6.9537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882844444444" calcext:value-type="float">
            <text:p>6.93882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396257142857" calcext:value-type="float">
            <text:p>6.9939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62577777778" calcext:value-type="float">
            <text:p>7.01062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370028571429" calcext:value-type="float">
            <text:p>6.96370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854916129032" calcext:value-type="float">
            <text:p>7.0485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50024" calcext:value-type="float">
            <text:p>7.05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12024" calcext:value-type="float">
            <text:p>7.13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638012903226" calcext:value-type="float">
            <text:p>7.1463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80464516129" calcext:value-type="float">
            <text:p>7.1508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3552" calcext:value-type="float">
            <text:p>7.1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71" calcext:value-type="float">
            <text:p>7.2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0744" calcext:value-type="float">
            <text:p>7.3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887819354839" calcext:value-type="float">
            <text:p>7.4688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008885714286" calcext:value-type="float">
            <text:p>7.46008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55664516129" calcext:value-type="float">
            <text:p>7.4525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861212903226" calcext:value-type="float">
            <text:p>7.4786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24579310345" calcext:value-type="float">
            <text:p>7.45824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478916129032" calcext:value-type="float">
            <text:p>7.4447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70336" calcext:value-type="float">
            <text:p>7.45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85393548387" calcext:value-type="float">
            <text:p>7.4468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926580645161" calcext:value-type="float">
            <text:p>7.3992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6632" calcext:value-type="float">
            <text:p>7.3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19535483871" calcext:value-type="float">
            <text:p>7.3271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7956" calcext:value-type="float">
            <text:p>7.330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879741935484" calcext:value-type="float">
            <text:p>7.3387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374528571429" calcext:value-type="float">
            <text:p>7.323745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835793548387" calcext:value-type="float">
            <text:p>7.2883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36712" calcext:value-type="float">
            <text:p>7.17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90256" calcext:value-type="float">
            <text:p>7.1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497470967742" calcext:value-type="float">
            <text:p>7.1349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22284" calcext:value-type="float">
            <text:p>7.212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78144516129" calcext:value-type="float">
            <text:p>7.167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458141935484" calcext:value-type="float">
            <text:p>7.1345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79716" calcext:value-type="float">
            <text:p>7.087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537961290323" calcext:value-type="float">
            <text:p>7.1053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00136" calcext:value-type="float">
            <text:p>7.17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47896774194" calcext:value-type="float">
            <text:p>7.1874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8995" calcext:value-type="float">
            <text:p>7.198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24088" calcext:value-type="float">
            <text:p>7.18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5754" calcext:value-type="float">
            <text:p>7.175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40206451613" calcext:value-type="float">
            <text:p>7.1744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758924137931" calcext:value-type="float">
            <text:p>7.19758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778258064516" calcext:value-type="float">
            <text:p>7.2077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292425806452" calcext:value-type="float">
            <text:p>7.2229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2536" calcext:value-type="float">
            <text:p>7.18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11406451613" calcext:value-type="float">
            <text:p>7.1561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14996" calcext:value-type="float">
            <text:p>7.121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254537931034" calcext:value-type="float">
            <text:p>7.12254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6252" calcext:value-type="float">
            <text:p>7.09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1012" calcext:value-type="float">
            <text:p>7.08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629341935484" calcext:value-type="float">
            <text:p>7.1162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3712" calcext:value-type="float">
            <text:p>7.0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188" calcext:value-type="float">
            <text:p>7.09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854890322581" calcext:value-type="float">
            <text:p>7.2185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67496" calcext:value-type="float">
            <text:p>7.2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660270967742" calcext:value-type="float">
            <text:p>7.2066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9376" calcext:value-type="float">
            <text:p>7.1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190348387097" calcext:value-type="float">
            <text:p>7.1919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334428571429" calcext:value-type="float">
            <text:p>7.16334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52012903226" calcext:value-type="float">
            <text:p>7.1235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23504" calcext:value-type="float">
            <text:p>7.17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385103448276" calcext:value-type="float">
            <text:p>7.16385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84567741935" calcext:value-type="float">
            <text:p>7.1718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62620689655" calcext:value-type="float">
            <text:p>7.13862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36903225806" calcext:value-type="float">
            <text:p>7.2173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409548387097" calcext:value-type="float">
            <text:p>7.2040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08592" calcext:value-type="float">
            <text:p>7.28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27184516129" calcext:value-type="float">
            <text:p>7.542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28192" calcext:value-type="float">
            <text:p>7.72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779612903226" calcext:value-type="float">
            <text:p>7.8077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58622222222" calcext:value-type="float">
            <text:p>7.76658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997083870968" calcext:value-type="float">
            <text:p>7.7799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12103225806" calcext:value-type="float">
            <text:p>7.90012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02992" calcext:value-type="float">
            <text:p>7.8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54" calcext:value-type="float">
            <text:p>7.87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54224" calcext:value-type="float">
            <text:p>7.8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302451612903" calcext:value-type="float">
            <text:p>7.8530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056077419355" calcext:value-type="float">
            <text:p>7.780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52804" calcext:value-type="float">
            <text:p>7.755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197780645161" calcext:value-type="float">
            <text:p>7.7619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4792" calcext:value-type="float">
            <text:p>7.7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714541935484" calcext:value-type="float">
            <text:p>7.8371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681371428572" calcext:value-type="float">
            <text:p>7.81681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24903225807" calcext:value-type="float">
            <text:p>7.7812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079819354839" calcext:value-type="float">
            <text:p>7.5907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135227586207" calcext:value-type="float">
            <text:p>7.56135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31535483871" calcext:value-type="float">
            <text:p>7.5253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9896" calcext:value-type="float">
            <text:p>7.48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19522580645" calcext:value-type="float">
            <text:p>7.4121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781419354839" calcext:value-type="float">
            <text:p>7.3378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7368" calcext:value-type="float">
            <text:p>7.2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33703225806" calcext:value-type="float">
            <text:p>7.3423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084" calcext:value-type="float">
            <text:p>7.40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33375483871" calcext:value-type="float">
            <text:p>7.3833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96435862069" calcext:value-type="float">
            <text:p>7.36964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407793548387" calcext:value-type="float">
            <text:p>7.3340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894787096774" calcext:value-type="float">
            <text:p>7.2889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6352" calcext:value-type="float">
            <text:p>7.26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408387096774" calcext:value-type="float">
            <text:p>7.2340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65464" calcext:value-type="float">
            <text:p>7.21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593470967742" calcext:value-type="float">
            <text:p>7.1959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830012903226" calcext:value-type="float">
            <text:p>7.2683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51136" calcext:value-type="float">
            <text:p>7.33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480077419355" calcext:value-type="float">
            <text:p>7.4148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4296" calcext:value-type="float">
            <text:p>7.57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483914285714" calcext:value-type="float">
            <text:p>7.58483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984387096774" calcext:value-type="float">
            <text:p>7.5998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922" calcext:value-type="float">
            <text:p>7.75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173739130435" calcext:value-type="float">
            <text:p>7.771737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1897" calcext:value-type="float">
            <text:p>7.811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04486956522" calcext:value-type="float">
            <text:p>7.863044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989" calcext:value-type="float">
            <text:p>7.912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82368" calcext:value-type="float">
            <text:p>7.8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76272" calcext:value-type="float">
            <text:p>7.8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2316" calcext:value-type="float">
            <text:p>7.8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93" calcext:value-type="float">
            <text:p>7.82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978" calcext:value-type="float">
            <text:p>7.82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4122" calcext:value-type="float">
            <text:p>7.83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42" meta:object-count="0"/>
    <meta:user-defined meta:name="AppVersion">3.0</meta:user-defined>
  </office:meta>
</office:document-meta>
</file>